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officeooo:paragraph-rsid="00931601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officeooo:paragraph-rsid="0063a4d7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/>
    </style:style>
    <style:style style:name="T109" style:family="text">
      <style:text-properties fo:color="#000000" loext:opacity="100%" style:font-name="Futura Std Condensed Light1" officeooo:rsid="0035b9c5"/>
    </style:style>
    <style:style style:name="T110" style:family="text">
      <style:text-properties fo:color="#000000" loext:opacity="100%" style:font-name="Futura Std Condensed Light1" officeooo:rsid="0057759a"/>
    </style:style>
    <style:style style:name="T111" style:family="text">
      <style:text-properties fo:color="#000000" loext:opacity="100%" style:font-name="Futura Std Condensed Light1" officeooo:rsid="0051c2f4"/>
    </style:style>
    <style:style style:name="T112" style:family="text">
      <style:text-properties fo:color="#000000" loext:opacity="100%" style:font-name="Futura Std Condensed Light1" officeooo:rsid="00525e1c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18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19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20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21" style:family="text">
      <style:text-properties fo:color="#000000" loext:opacity="100%" style:font-name="Futura Std Condensed Light1" officeooo:rsid="009437be"/>
    </style:style>
    <style:style style:name="T122" style:family="text">
      <style:text-properties fo:color="#000000" loext:opacity="100%" style:font-name="Futura Std Condensed Light1" officeooo:rsid="00ad72a6"/>
    </style:style>
    <style:style style:name="T123" style:family="text">
      <style:text-properties fo:color="#000000" loext:opacity="100%" style:font-name="Futura Std Condensed Light1" officeooo:rsid="00ae7c16"/>
    </style:style>
    <style:style style:name="T124" style:family="text">
      <style:text-properties fo:color="#000000" loext:opacity="100%" style:font-name="Futura Std Condensed Light1" officeooo:rsid="00b3984f"/>
    </style:style>
    <style:style style:name="T125" style:family="text">
      <style:text-properties fo:color="#000000" loext:opacity="100%" style:font-name="Futura Std Condensed Light1" officeooo:rsid="00b55d25"/>
    </style:style>
    <style:style style:name="T126" style:family="text">
      <style:text-properties fo:color="#000000" loext:opacity="100%" officeooo:rsid="00271d54"/>
    </style:style>
    <style:style style:name="T127" style:family="text">
      <style:text-properties fo:color="#000000" loext:opacity="100%" officeooo:rsid="002b15d7"/>
    </style:style>
    <style:style style:name="T128" style:family="text">
      <style:text-properties fo:color="#000000" loext:opacity="100%" officeooo:rsid="002c96b5"/>
    </style:style>
    <style:style style:name="T129" style:family="text">
      <style:text-properties fo:color="#000000" loext:opacity="100%" officeooo:rsid="002f6e18"/>
    </style:style>
    <style:style style:name="T130" style:family="text">
      <style:text-properties fo:color="#000000" loext:opacity="100%" officeooo:rsid="0031047f"/>
    </style:style>
    <style:style style:name="T131" style:family="text">
      <style:text-properties fo:color="#000000" loext:opacity="100%" officeooo:rsid="00386cd6"/>
    </style:style>
    <style:style style:name="T132" style:family="text">
      <style:text-properties fo:color="#000000" loext:opacity="100%" officeooo:rsid="00425146"/>
    </style:style>
    <style:style style:name="T133" style:family="text">
      <style:text-properties fo:color="#000000" loext:opacity="100%" officeooo:rsid="004f4fd7"/>
    </style:style>
    <style:style style:name="T134" style:family="text">
      <style:text-properties fo:color="#000000" loext:opacity="100%" officeooo:rsid="00530c9e"/>
    </style:style>
    <style:style style:name="T135" style:family="text">
      <style:text-properties fo:color="#000000" loext:opacity="100%" officeooo:rsid="0053acd1"/>
    </style:style>
    <style:style style:name="T136" style:family="text">
      <style:text-properties fo:color="#000000" loext:opacity="100%" officeooo:rsid="001d91d9"/>
    </style:style>
    <style:style style:name="T137" style:family="text">
      <style:text-properties fo:color="#000000" loext:opacity="100%" officeooo:rsid="001c6e04"/>
    </style:style>
    <style:style style:name="T138" style:family="text">
      <style:text-properties fo:color="#000000" loext:opacity="100%" officeooo:rsid="001ec6f4"/>
    </style:style>
    <style:style style:name="T139" style:family="text">
      <style:text-properties fo:color="#000000" loext:opacity="100%" officeooo:rsid="0021ae3f"/>
    </style:style>
    <style:style style:name="T140" style:family="text">
      <style:text-properties fo:color="#000000" loext:opacity="100%" officeooo:rsid="005ac6ad"/>
    </style:style>
    <style:style style:name="T141" style:family="text">
      <style:text-properties fo:color="#000000" loext:opacity="100%" officeooo:rsid="005ad40e"/>
    </style:style>
    <style:style style:name="T142" style:family="text">
      <style:text-properties fo:color="#000000" loext:opacity="100%" officeooo:rsid="005b5999"/>
    </style:style>
    <style:style style:name="T143" style:family="text">
      <style:text-properties fo:color="#000000" loext:opacity="100%" style:font-name="Futura Std Condensed"/>
    </style:style>
    <style:style style:name="T144" style:family="text">
      <style:text-properties fo:color="#000000" loext:opacity="100%" style:font-name="Futura Std Condensed" officeooo:rsid="002f6e18"/>
    </style:style>
    <style:style style:name="T145" style:family="text">
      <style:text-properties fo:color="#000000" loext:opacity="100%" officeooo:rsid="008616df"/>
    </style:style>
    <style:style style:name="T146" style:family="text">
      <style:text-properties fo:color="#000000" loext:opacity="100%" officeooo:rsid="00880d2b"/>
    </style:style>
    <style:style style:name="T147" style:family="text">
      <style:text-properties fo:color="#000000" loext:opacity="100%" officeooo:rsid="0018c4ea"/>
    </style:style>
    <style:style style:name="T148" style:family="text">
      <style:text-properties fo:color="#000000" loext:opacity="100%" style:text-underline-style="none" officeooo:rsid="0013b1f0"/>
    </style:style>
    <style:style style:name="T149" style:family="text">
      <style:text-properties fo:color="#000000" loext:opacity="100%" style:text-underline-style="none" officeooo:rsid="000f8f6a"/>
    </style:style>
    <style:style style:name="T150" style:family="text">
      <style:text-properties fo:color="#000000" loext:opacity="100%" style:text-underline-style="none" officeooo:rsid="00271d54"/>
    </style:style>
    <style:style style:name="T151" style:family="text">
      <style:text-properties fo:color="#000000" loext:opacity="100%" officeooo:rsid="008b52c7"/>
    </style:style>
    <style:style style:name="T152" style:family="text">
      <style:text-properties fo:color="#000000" loext:opacity="100%" officeooo:rsid="008cab49"/>
    </style:style>
    <style:style style:name="T153" style:family="text">
      <style:text-properties fo:color="#000000" loext:opacity="100%" officeooo:rsid="008e084b"/>
    </style:style>
    <style:style style:name="T154" style:family="text">
      <style:text-properties fo:color="#000000" loext:opacity="100%" officeooo:rsid="007dbde0"/>
    </style:style>
    <style:style style:name="T155" style:family="text">
      <style:text-properties fo:color="#000000" loext:opacity="100%" officeooo:rsid="0081581d"/>
    </style:style>
    <style:style style:name="T15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7" style:family="text">
      <style:text-properties fo:color="#000000" loext:opacity="100%" officeooo:rsid="0097a307"/>
    </style:style>
    <style:style style:name="T158" style:family="text">
      <style:text-properties fo:color="#000000" loext:opacity="100%" officeooo:rsid="009cb617"/>
    </style:style>
    <style:style style:name="T159" style:family="text">
      <style:text-properties fo:color="#000000" loext:opacity="100%" officeooo:rsid="0058a901"/>
    </style:style>
    <style:style style:name="T160" style:family="text">
      <style:text-properties fo:color="#000000" loext:opacity="100%" officeooo:rsid="00a27b36"/>
    </style:style>
    <style:style style:name="T161" style:family="text">
      <style:text-properties fo:color="#000000" loext:opacity="100%" officeooo:rsid="00a46215"/>
    </style:style>
    <style:style style:name="T162" style:family="text">
      <style:text-properties officeooo:rsid="0013b1f0"/>
    </style:style>
    <style:style style:name="T163" style:family="text">
      <style:text-properties style:text-underline-style="solid" style:text-underline-width="auto" style:text-underline-color="font-color" officeooo:rsid="0013b1f0"/>
    </style:style>
    <style:style style:name="T164" style:family="text">
      <style:text-properties style:text-underline-style="solid" style:text-underline-width="auto" style:text-underline-color="font-color" officeooo:rsid="001362f7"/>
    </style:style>
    <style:style style:name="T165" style:family="text">
      <style:text-properties style:text-underline-style="solid" style:text-underline-width="auto" style:text-underline-color="font-color" officeooo:rsid="000f8f6a"/>
    </style:style>
    <style:style style:name="T166" style:family="text">
      <style:text-properties style:text-underline-style="solid" style:text-underline-width="auto" style:text-underline-color="font-color" officeooo:rsid="0018c4ea"/>
    </style:style>
    <style:style style:name="T167" style:family="text">
      <style:text-properties style:text-underline-style="solid" style:text-underline-width="auto" style:text-underline-color="font-color" officeooo:rsid="00509422"/>
    </style:style>
    <style:style style:name="T168" style:family="text">
      <style:text-properties style:text-underline-style="solid" style:text-underline-width="auto" style:text-underline-color="font-color" officeooo:rsid="0085f838"/>
    </style:style>
    <style:style style:name="T169" style:family="text">
      <style:text-properties style:text-underline-style="solid" style:text-underline-width="auto" style:text-underline-color="font-color" officeooo:rsid="00880d2b"/>
    </style:style>
    <style:style style:name="T170" style:family="text">
      <style:text-properties style:text-underline-style="solid" style:text-underline-width="auto" style:text-underline-color="font-color" officeooo:rsid="0089ae28"/>
    </style:style>
    <style:style style:name="T171" style:family="text">
      <style:text-properties style:text-underline-style="solid" style:text-underline-width="auto" style:text-underline-color="font-color" officeooo:rsid="008b52c7"/>
    </style:style>
    <style:style style:name="T172" style:family="text">
      <style:text-properties style:text-underline-style="solid" style:text-underline-width="auto" style:text-underline-color="font-color" officeooo:rsid="0097a307"/>
    </style:style>
    <style:style style:name="T173" style:family="text">
      <style:text-properties style:text-underline-style="solid" style:text-underline-width="auto" style:text-underline-color="font-color" officeooo:rsid="00ba16c9"/>
    </style:style>
    <style:style style:name="T174" style:family="text">
      <style:text-properties style:text-underline-style="none"/>
    </style:style>
    <style:style style:name="T175" style:family="text">
      <style:text-properties style:text-underline-style="none" officeooo:rsid="001362f7"/>
    </style:style>
    <style:style style:name="T176" style:family="text">
      <style:text-properties style:text-underline-style="none" officeooo:rsid="0085f838"/>
    </style:style>
    <style:style style:name="T177" style:family="text">
      <style:text-properties style:text-underline-style="none" officeooo:rsid="0071cc19"/>
    </style:style>
    <style:style style:name="T178" style:family="text">
      <style:text-properties style:text-underline-style="none" officeooo:rsid="00be3a03"/>
    </style:style>
    <style:style style:name="T179" style:family="text">
      <style:text-properties officeooo:rsid="0014442c"/>
    </style:style>
    <style:style style:name="T180" style:family="text">
      <style:text-properties officeooo:rsid="00145467"/>
    </style:style>
    <style:style style:name="T181" style:family="text">
      <style:text-properties officeooo:rsid="00155c6b"/>
    </style:style>
    <style:style style:name="T182" style:family="text">
      <style:text-properties officeooo:rsid="0016dd90"/>
    </style:style>
    <style:style style:name="T183" style:family="text">
      <style:text-properties officeooo:rsid="0018c4ea"/>
    </style:style>
    <style:style style:name="T184" style:family="text">
      <style:text-properties officeooo:rsid="001a20db"/>
    </style:style>
    <style:style style:name="T185" style:family="text">
      <style:text-properties officeooo:rsid="001c6e04"/>
    </style:style>
    <style:style style:name="T186" style:family="text">
      <style:text-properties officeooo:rsid="001d91d9"/>
    </style:style>
    <style:style style:name="T187" style:family="text">
      <style:text-properties officeooo:rsid="001ec6f4"/>
    </style:style>
    <style:style style:name="T188" style:family="text">
      <style:text-properties officeooo:rsid="00202faa"/>
    </style:style>
    <style:style style:name="T189" style:family="text">
      <style:text-properties officeooo:rsid="002104e7"/>
    </style:style>
    <style:style style:name="T190" style:family="text">
      <style:text-properties officeooo:rsid="0023e611"/>
    </style:style>
    <style:style style:name="T191" style:family="text">
      <style:text-properties officeooo:rsid="00254600"/>
    </style:style>
    <style:style style:name="T192" style:family="text">
      <style:text-properties officeooo:rsid="002b15d7"/>
    </style:style>
    <style:style style:name="T193" style:family="text">
      <style:text-properties officeooo:rsid="002db9f0"/>
    </style:style>
    <style:style style:name="T194" style:family="text">
      <style:text-properties officeooo:rsid="002f6e18"/>
    </style:style>
    <style:style style:name="T195" style:family="text">
      <style:text-properties fo:color="#2a6099" loext:opacity="100%"/>
    </style:style>
    <style:style style:name="T196" style:family="text">
      <style:text-properties fo:color="#2a6099" loext:opacity="100%" style:font-name="Futura Std Condensed"/>
    </style:style>
    <style:style style:name="T197" style:family="text">
      <style:text-properties fo:color="#2a6099" loext:opacity="100%" style:font-name="Futura Std Condensed" officeooo:rsid="0013b1f0"/>
    </style:style>
    <style:style style:name="T198" style:family="text">
      <style:text-properties fo:color="#2a6099" loext:opacity="100%" style:font-name="Futura Std Condensed" officeooo:rsid="006ce0e1"/>
    </style:style>
    <style:style style:name="T199" style:family="text">
      <style:text-properties fo:color="#2a6099" loext:opacity="100%" officeooo:rsid="005b5999"/>
    </style:style>
    <style:style style:name="T200" style:family="text">
      <style:text-properties fo:color="#2a6099" loext:opacity="100%" officeooo:rsid="005d8a45"/>
    </style:style>
    <style:style style:name="T201" style:family="text">
      <style:text-properties fo:color="#2a6099" loext:opacity="100%" officeooo:rsid="0013b1f0"/>
    </style:style>
    <style:style style:name="T202" style:family="text">
      <style:text-properties fo:color="#2a6099" loext:opacity="100%" style:font-name="Futura Std Condensed1" officeooo:rsid="0013b1f0"/>
    </style:style>
    <style:style style:name="T203" style:family="text">
      <style:text-properties fo:color="#2a6099" loext:opacity="100%" officeooo:rsid="0014442c"/>
    </style:style>
    <style:style style:name="T204" style:family="text">
      <style:text-properties fo:color="#2a6099" loext:opacity="100%" officeooo:rsid="006a92be"/>
    </style:style>
    <style:style style:name="T205" style:family="text">
      <style:text-properties fo:color="#2a6099" loext:opacity="100%" officeooo:rsid="004190e1"/>
    </style:style>
    <style:style style:name="T206" style:family="text">
      <style:text-properties fo:color="#2a6099" loext:opacity="100%" officeooo:rsid="007f1654"/>
    </style:style>
    <style:style style:name="T207" style:family="text">
      <style:text-properties fo:color="#2a6099" loext:opacity="100%" officeooo:rsid="00530c9e"/>
    </style:style>
    <style:style style:name="T208" style:family="text">
      <style:text-properties fo:color="#2a6099" loext:opacity="100%" officeooo:rsid="009437be"/>
    </style:style>
    <style:style style:name="T209" style:family="text">
      <style:text-properties fo:color="#2a6099" loext:opacity="100%" officeooo:rsid="009ecc90"/>
    </style:style>
    <style:style style:name="T210" style:family="text">
      <style:text-properties fo:color="#2a6099" loext:opacity="100%" officeooo:rsid="00a7cb89"/>
    </style:style>
    <style:style style:name="T211" style:family="text">
      <style:text-properties fo:color="#2a6099" loext:opacity="100%" style:font-name="Futura Std Condensed Light1" officeooo:rsid="00b55d25"/>
    </style:style>
    <style:style style:name="T212" style:family="text">
      <style:text-properties officeooo:rsid="0030d81e"/>
    </style:style>
    <style:style style:name="T213" style:family="text">
      <style:text-properties officeooo:rsid="0031047f"/>
    </style:style>
    <style:style style:name="T214" style:family="text">
      <style:text-properties officeooo:rsid="00324fc3"/>
    </style:style>
    <style:style style:name="T215" style:family="text">
      <style:text-properties officeooo:rsid="0035b9c5"/>
    </style:style>
    <style:style style:name="T216" style:family="text">
      <style:text-properties officeooo:rsid="003600f1"/>
    </style:style>
    <style:style style:name="T217" style:family="text">
      <style:text-properties style:font-name="Futura Std Condensed" officeooo:rsid="004190e1"/>
    </style:style>
    <style:style style:name="T218" style:family="text">
      <style:text-properties officeooo:rsid="004190e1"/>
    </style:style>
    <style:style style:name="T219" style:family="text">
      <style:text-properties officeooo:rsid="0048922a"/>
    </style:style>
    <style:style style:name="T220" style:family="text">
      <style:text-properties officeooo:rsid="002c96b5"/>
    </style:style>
    <style:style style:name="T221" style:family="text">
      <style:text-properties officeooo:rsid="004a78a6"/>
    </style:style>
    <style:style style:name="T222" style:family="text">
      <style:text-properties officeooo:rsid="004b5574"/>
    </style:style>
    <style:style style:name="T223" style:family="text">
      <style:text-properties officeooo:rsid="004e68bd"/>
    </style:style>
    <style:style style:name="T224" style:family="text">
      <style:text-properties officeooo:rsid="004f4fd7"/>
    </style:style>
    <style:style style:name="T225" style:family="text">
      <style:text-properties officeooo:rsid="004f7ac0"/>
    </style:style>
    <style:style style:name="T226" style:family="text">
      <style:text-properties officeooo:rsid="004ffb0c"/>
    </style:style>
    <style:style style:name="T227" style:family="text">
      <style:text-properties officeooo:rsid="00509422"/>
    </style:style>
    <style:style style:name="T228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30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31" style:family="text">
      <style:text-properties officeooo:rsid="005170e5"/>
    </style:style>
    <style:style style:name="T232" style:family="text">
      <style:text-properties fo:color="#3465a4" loext:opacity="100%" style:font-name="Futura Std Condensed" officeooo:rsid="0057759a"/>
    </style:style>
    <style:style style:name="T233" style:family="text">
      <style:text-properties fo:color="#3465a4" loext:opacity="100%" officeooo:rsid="0018b4d5"/>
    </style:style>
    <style:style style:name="T234" style:family="text">
      <style:text-properties officeooo:rsid="00530c9e"/>
    </style:style>
    <style:style style:name="T235" style:family="text">
      <style:text-properties officeooo:rsid="005a3f3b"/>
    </style:style>
    <style:style style:name="T236" style:family="text">
      <style:text-properties officeooo:rsid="005ad40e"/>
    </style:style>
    <style:style style:name="T237" style:family="text">
      <style:text-properties officeooo:rsid="005b5999"/>
    </style:style>
    <style:style style:name="T238" style:family="text">
      <style:text-properties officeooo:rsid="005c7fa8"/>
    </style:style>
    <style:style style:name="T239" style:family="text">
      <style:text-properties officeooo:rsid="0058a901"/>
    </style:style>
    <style:style style:name="T240" style:family="text">
      <style:text-properties officeooo:rsid="005d8a45"/>
    </style:style>
    <style:style style:name="T241" style:family="text">
      <style:text-properties officeooo:rsid="00608b0f"/>
    </style:style>
    <style:style style:name="T242" style:family="text">
      <style:text-properties fo:font-size="16pt" style:font-size-asian="16pt" style:font-size-complex="16pt"/>
    </style:style>
    <style:style style:name="T243" style:family="text">
      <style:text-properties fo:font-size="16pt" officeooo:rsid="00ba7558" style:font-size-asian="16pt" style:font-size-complex="16pt"/>
    </style:style>
    <style:style style:name="T244" style:family="text">
      <style:text-properties fo:font-size="16pt" style:text-underline-style="none" style:font-size-asian="16pt" style:font-size-complex="16pt"/>
    </style:style>
    <style:style style:name="T245" style:family="text">
      <style:text-properties fo:font-size="16pt" style:text-underline-style="none" officeooo:rsid="0071cc19" style:font-size-asian="16pt" style:font-size-complex="16pt"/>
    </style:style>
    <style:style style:name="T246" style:family="text">
      <style:text-properties fo:font-size="16pt" style:text-underline-style="none" officeooo:rsid="00be3a03" style:font-size-asian="16pt" style:font-size-complex="16pt"/>
    </style:style>
    <style:style style:name="T247" style:family="text">
      <style:text-properties fo:font-size="16pt" style:text-underline-style="none" officeooo:rsid="00c56511" style:font-size-asian="16pt" style:font-size-complex="16pt"/>
    </style:style>
    <style:style style:name="T248" style:family="text">
      <style:text-properties officeooo:rsid="006ff937"/>
    </style:style>
    <style:style style:name="T249" style:family="text">
      <style:text-properties style:font-name="Futura Std Condensed Light" fo:font-size="16pt" style:font-size-asian="16pt" style:font-size-complex="16pt"/>
    </style:style>
    <style:style style:name="T250" style:family="text">
      <style:text-properties style:font-name="Futura Std Condensed Light" fo:font-size="16pt" officeooo:rsid="0071cc19" style:font-size-asian="16pt" style:font-size-complex="16pt"/>
    </style:style>
    <style:style style:name="T251" style:family="text">
      <style:text-properties officeooo:rsid="00757a7e"/>
    </style:style>
    <style:style style:name="T252" style:family="text">
      <style:text-properties officeooo:rsid="007cce26"/>
    </style:style>
    <style:style style:name="T253" style:family="text">
      <style:text-properties officeooo:rsid="007dbde0"/>
    </style:style>
    <style:style style:name="T254" style:family="text">
      <style:text-properties officeooo:rsid="007f1654"/>
    </style:style>
    <style:style style:name="T255" style:family="text">
      <style:text-properties officeooo:rsid="00811ecb"/>
    </style:style>
    <style:style style:name="T256" style:family="text">
      <style:text-properties officeooo:rsid="0081581d"/>
    </style:style>
    <style:style style:name="T257" style:family="text">
      <style:text-properties officeooo:rsid="0089ae28"/>
    </style:style>
    <style:style style:name="T258" style:family="text">
      <style:text-properties officeooo:rsid="008b52c7"/>
    </style:style>
    <style:style style:name="T259" style:family="text">
      <style:text-properties officeooo:rsid="008bfe80"/>
    </style:style>
    <style:style style:name="T260" style:family="text">
      <style:text-properties officeooo:rsid="008f955d"/>
    </style:style>
    <style:style style:name="T261" style:family="text">
      <style:text-properties officeooo:rsid="00931601"/>
    </style:style>
    <style:style style:name="T262" style:family="text">
      <style:text-properties officeooo:rsid="009437be"/>
    </style:style>
    <style:style style:name="T263" style:family="text">
      <style:text-properties officeooo:rsid="0096314b"/>
    </style:style>
    <style:style style:name="T264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5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6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7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8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9" style:family="text">
      <style:text-properties fo:color="#00a933" loext:opacity="100%" style:text-underline-style="solid" style:text-underline-width="auto" style:text-underline-color="font-color" officeooo:rsid="001362f7"/>
    </style:style>
    <style:style style:name="T270" style:family="text">
      <style:text-properties fo:color="#00a933" loext:opacity="100%" officeooo:rsid="0089ae28"/>
    </style:style>
    <style:style style:name="T271" style:family="text">
      <style:text-properties officeooo:rsid="0098f5b4"/>
    </style:style>
    <style:style style:name="T272" style:family="text">
      <style:text-properties officeooo:rsid="0099caad"/>
    </style:style>
    <style:style style:name="T273" style:family="text">
      <style:text-properties officeooo:rsid="009fe58a"/>
    </style:style>
    <style:style style:name="T274" style:family="text">
      <style:text-properties officeooo:rsid="00a0f062"/>
    </style:style>
    <style:style style:name="T275" style:family="text">
      <style:text-properties officeooo:rsid="00abe24d"/>
    </style:style>
    <style:style style:name="T276" style:family="text">
      <style:text-properties officeooo:rsid="00ab2570"/>
    </style:style>
    <style:style style:name="T277" style:family="text">
      <style:text-properties fo:color="#158466" loext:opacity="100%"/>
    </style:style>
    <style:style style:name="T278" style:family="text">
      <style:text-properties fo:color="#158466" loext:opacity="100%" officeooo:rsid="00ae7c16"/>
    </style:style>
    <style:style style:name="T279" style:family="text">
      <style:text-properties fo:color="#158466" loext:opacity="100%" style:font-name="Futura Std Condensed" officeooo:rsid="00b3984f"/>
    </style:style>
    <style:style style:name="T280" style:family="text">
      <style:text-properties officeooo:rsid="00b8d8fd"/>
    </style:style>
    <style:style style:name="T281" style:family="text">
      <style:text-properties fo:color="#808080" loext:opacity="100%" officeooo:rsid="00a7cb89"/>
    </style:style>
    <style:style style:name="T282" style:family="text">
      <style:text-properties fo:color="#808080" loext:opacity="100%" style:font-name="Futura Std Condensed" officeooo:rsid="00a46215"/>
    </style:style>
    <style:style style:name="T283" style:family="text">
      <style:text-properties fo:color="#808080" loext:opacity="100%" officeooo:rsid="00a46215"/>
    </style:style>
    <style:style style:name="T284" style:family="text">
      <style:text-properties fo:color="#808080" loext:opacity="100%" fo:font-weight="bold" officeooo:rsid="00a46215" style:font-weight-asian="bold" style:font-weight-complex="bold"/>
    </style:style>
    <style:style style:name="T285" style:family="text">
      <style:text-properties officeooo:rsid="00c28cba"/>
    </style:style>
    <style:style style:name="T286" style:family="text">
      <style:text-properties officeooo:rsid="00c3b924"/>
    </style:style>
    <style:style style:name="T287" style:family="text">
      <style:text-properties officeooo:rsid="00c56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5">P</text:span><text:span text:style-name="T4">eaceful Alien</text:span> <text:span text:style-name="T271">l</text:span>and<text:span text:style-name="T3">s</text:span> in a Kindergarten. Kids are coming from everywhere. More and more. They tend to surround the <text:span text:style-name="T3">Alien</text:span> <text:span text:style-name="T223">a</text:span><text:span text:style-name="T4">nd they want “blood”! </text:span><text:span text:style-name="T193">Alien</text:span> has to avoid <text:span text:style-name="T1">kids</text:span> in order to survive. Everything’s seen through a surveillance<text:span text:style-name="T193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9">The game will be a</text:span><text:span text:style-name="T15"> </text:span><text:span text:style-name="T18">Top Down Shooter</text:span><text:span text:style-name="T107"> in </text:span><text:span text:style-name="T15">2D pixel art</text:span><text:span text:style-name="T179"> </text:span><text:span text:style-name="T189">style</text:span><text:span text:style-name="T179">.</text:span></text:p>
      <text:p text:style-name="P15"/>
      <text:p text:style-name="P15"><text:tab/>The game will<text:span text:style-name="T162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8">.</text:span></text:p>
      <text:p text:style-name="P15"/>
      <text:p text:style-name="P19"><text:tab/><text:span text:style-name="T30">1 difficulty level</text:span><text:span text:style-name="T128">.</text:span></text:p>
      <text:p text:style-name="P27"/>
      <text:p text:style-name="P27"><text:tab/><text:span text:style-name="T179">One</text:span> game last<text:span text:style-name="T187">s</text:span> <text:span text:style-name="T162">up to</text:span> <text:span text:style-name="T8">1 minute</text:span> (or a bit more <text:span text:style-name="T162">with luck as player will become “blind” at some point</text:span>). <text:span text:style-name="T226">Well. As long as the Alien can survive, the game isn’t over but considering that </text:span><text:span text:style-name="T235">after </text:span><text:span text:style-name="T226">about 1 minute, the screen </text:span><text:span text:style-name="T262">gets</text:span><text:span text:style-name="T226"> black, I don’t think the game will last very long </text:span><text:span text:style-name="T262">after that</text:span><text:span text:style-name="T226">...</text:span></text:p>
      <text:p text:style-name="P16"/>
      <text:p text:style-name="P16"><text:tab/><text:span text:style-name="T201">The only thing that will </text:span><text:span text:style-name="T202">eventually</text:span><text:span text:style-name="T201"> be recorded is </text:span><text:span text:style-name="T197">HOW LONG YOU SURVIVE</text:span><text:span text:style-name="T198">D</text:span><text:span text:style-name="T201">! (only the best </text:span><text:span text:style-name="T203">time</text:span><text:span text:style-name="T201">). </text:span><text:span text:style-name="T218">We’ll give the length of the game but </text:span><text:span text:style-name="T204">(</text:span><text:span text:style-name="T205">if it doesn’t break the record, then</text:span><text:span text:style-name="T204">)</text:span><text:span text:style-name="T218"> “</text:span><text:span text:style-name="T217">it’ll be lost for ever like tears in the rain!</text:span><text:span text:style-name="T218">”</text:span></text:p>
      <text:p text:style-name="P16"/>
      <text:p text:style-name="P16"><text:tab/><text:span text:style-name="T14">Nothing to gather</text:span><text:span text:style-name="T162">: no bonus, </text:span><text:span text:style-name="T223">no health, </text:span><text:span text:style-name="T162">no money, no points, </text:span><text:span text:style-name="T179">no weapon, no armor, </text:span><text:span text:style-name="T162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3"><text:span text:style-name="T274">The </text:span>Alien</text:p>
      <text:p text:style-name="P74"/>
      <text:p text:style-name="P37"><text:span text:style-name="T262">The</text:span> <text:span text:style-name="T262">A</text:span>lien<text:span text:style-name="T262">s</text:span> <text:span text:style-name="T262">have</text:span> <text:span text:style-name="T235">female </text:span>German old fashioned name<text:span text:style-name="T262">s</text:span> (only for fun): <text:span text:style-name="T262">the player’s Alien is called </text:span><text:span text:style-name="T66">Brünhild</text:span><text:span text:style-name="T262">, the other one at the teleportation desk is called </text:span><text:span text:style-name="T66">Gudrun</text:span>!</text:p>
      <text:p text:style-name="P28"/>
      <text:p text:style-name="P80"><text:span text:style-name="T110">The </text:span><text:span text:style-name="T122">A</text:span><text:span text:style-name="T109">lien </text:span><text:span text:style-name="T121">has</text:span><text:span text:style-name="T215"> 1000 hit points (HP)</text:span><text:span text:style-name="T109">.</text:span></text:p>
      <text:p text:style-name="P30"/>
      <text:p text:style-name="P30"><text:tab/><text:span text:style-name="T262">The</text:span><text:span text:style-name="T190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52">to choose</text:span>:</text:p>
      <text:p text:style-name="P30"/>
      <text:p text:style-name="P32">- <text:span text:style-name="T8">Random teleportation</text:span><text:span text:style-name="T143"> </text:span><text:span text:style-name="T147">(</text:span><text:span text:style-name="T266">cooldown: 20 seconds</text:span><text:span text:style-name="T147">).</text:span></text:p>
      <text:p text:style-name="P32">- <text:span text:style-name="T8">Dash</text:span> <text:span text:style-name="T2">(</text:span><text:span text:style-name="T165">pass through </text:span><text:span text:style-name="T163">kids and attacks</text:span><text:span text:style-name="T148"> – </text:span><text:span text:style-name="T266">cooldown: 15 seconds</text:span><text:span text:style-name="T2">)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8"> – </text:span><text:span text:style-name="T266">cooldown: 10 seconds</text:span><text:span text:style-name="T89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8"> </text:span><text:span text:style-name="T149">–</text:span><text:span text:style-name="T148"> </text:span><text:span text:style-name="T92">not the </text:span><text:span text:style-name="T102">missiles</text:span><text:span text:style-name="T148"> – </text:span><text:span text:style-name="T266">cooldown: 15 seconds</text:span><text:span text:style-name="T89">)</text:span></text:p>
      <text:p text:style-name="P30">- <text:span text:style-name="T13">Quick r</text:span><text:span text:style-name="T12">unner </text:span><text:span text:style-name="T89">(</text:span><text:span text:style-name="T157">runs</text:span><text:span text:style-name="T146"> 2</text:span><text:span text:style-name="T151">0</text:span><text:span text:style-name="T146">% faster – </text:span><text:span text:style-name="T269">permanent</text:span><text:span text:style-name="T89">)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5">for </text:span><text:span text:style-name="T146">6</text:span><text:span text:style-name="T145"> seconds</text:span><text:span text:style-name="T90"> on </text:span><text:span text:style-name="T105">ranged attacks</text:span><text:span text:style-name="T148"> – </text:span><text:span text:style-name="T266">cooldown: 10 seconds</text:span><text:span text:style-name="T89">).</text:span></text:p>
      <text:p text:style-name="P32">- <text:span text:style-name="T10">Time stop </text:span><text:span text:style-name="T89">(affects </text:span><text:span text:style-name="T100">everything for 3 seconds</text:span><text:span text:style-name="T148"> – </text:span><text:span text:style-name="T266">cooldown: 20 seconds</text:span><text:span text:style-name="T90">)</text:span></text:p>
      <text:p text:style-name="P32">- <text:span text:style-name="T13">Mirror images</text:span><text:span text:style-name="T86"> (</text:span><text:span text:style-name="T171">3</text:span><text:span text:style-name="T164"> </text:span><text:span text:style-name="T172">i</text:span><text:span text:style-name="T171">nvulnerable </text:span><text:span text:style-name="T169">copies </text:span><text:span text:style-name="T172">of the Alien</text:span><text:span text:style-name="T86"> start </text:span><text:span text:style-name="T259">running</text:span><text:span text:style-name="T86"> in random </text:span><text:span text:style-name="T162">opposite</text:span><text:span text:style-name="T86"> directions from the player attracting closest kids for </text:span><text:span text:style-name="T168">3</text:span><text:span text:style-name="T164"> seconds</text:span><text:span text:style-name="T175"> </text:span><text:span text:style-name="T176">then disappear</text:span><text:span text:style-name="T148"> – </text:span><text:span text:style-name="T266">cooldown: 1</text:span><text:span text:style-name="T268">2</text:span><text:span text:style-name="T266"> seconds</text:span><text:span text:style-name="T86">)</text:span></text:p>
      <text:p text:style-name="P30">- <text:span text:style-name="T19">Dodger</text:span><text:span text:style-name="T183"> (hit box </text:span><text:span text:style-name="T224">size </text:span><text:span text:style-name="T183">reduced</text:span><text:span text:style-name="T89"> </text:span><text:span text:style-name="T146">by 2</text:span><text:span text:style-name="T151">0</text:span><text:span text:style-name="T146">% </text:span><text:span text:style-name="T89">– </text:span><text:span text:style-name="T267">permanent</text:span><text:span text:style-name="T183">).</text:span></text:p>
      <text:p text:style-name="P32">- <text:span text:style-name="T19">Invisible</text:span><text:span text:style-name="T183"> (makes </text:span><text:span text:style-name="T166">enemies go away </text:span><text:span text:style-name="T170">as if the Alien wasn’t here</text:span><text:span text:style-name="T183"> for </text:span><text:span text:style-name="T258">4</text:span><text:span text:style-name="T183"> seconds</text:span><text:span text:style-name="T148"> – </text:span><text:span text:style-name="T266">cooldown: 15 seconds</text:span><text:span text:style-name="T183">).</text:span></text:p>
      <text:p text:style-name="P32">- <text:span text:style-name="T19">Shield</text:span><text:span text:style-name="T183"> (</text:span><text:span text:style-name="T167">invulnerable to </text:span><text:span text:style-name="T173">hand-to-hand</text:span><text:span text:style-name="T170"> </text:span><text:span text:style-name="T167">attack</text:span><text:span text:style-name="T173">s</text:span><text:span text:style-name="T167"> </text:span><text:span text:style-name="T170"><text:s/>for 5 seconds</text:span><text:span text:style-name="T148"> – </text:span><text:span text:style-name="T266">cooldown: 10 seconds</text:span><text:span text:style-name="T183">).</text:span></text:p>
      <text:p text:style-name="P38">- <text:span text:style-name="T8">Second life</text:span> (restart with <text:span text:style-name="T263">300 HP</text:span> from where the player and enemies were <text:span text:style-name="T252">just before the Alien died – </text:span><text:span text:style-name="T270">only 1 time</text:span>).</text:p>
      <text:p text:style-name="P30">- <text:span text:style-name="T19">Healthy</text:span><text:span text:style-name="T183"> (</text:span><text:span text:style-name="T224">2</text:span><text:span text:style-name="T258">0</text:span><text:span text:style-name="T224">% </text:span><text:span text:style-name="T183">more hit points – </text:span><text:span text:style-name="T265">permanent</text:span><text:span text:style-name="T183">).</text:span></text:p>
      <text:p text:style-name="P30">- <text:span text:style-name="T20">Regeneration</text:span><text:span text:style-name="T184"> (</text:span><text:span text:style-name="T263">5</text:span><text:span text:style-name="T257"> hp per second – </text:span><text:span text:style-name="T264">permanent</text:span><text:span text:style-name="T184">).</text:span></text:p>
      <text:p text:style-name="P30">- <text:span text:style-name="T21">Hand to hand </text:span><text:span text:style-name="T61">specialist</text:span><text:span text:style-name="T185"> (50% damage from short range but 200% damage from long range – </text:span><text:span text:style-name="T265">permanent</text:span><text:span text:style-name="T185">).</text:span></text:p>
      <text:p text:style-name="P32">- <text:span text:style-name="T21">Ranged </text:span><text:span text:style-name="T28">fighting </text:span><text:span text:style-name="T61">expert</text:span><text:span text:style-name="T185"> (50% damage from long range but 200% damage from short range – </text:span><text:span text:style-name="T265">permanent</text:span><text:span text:style-name="T185">).</text:span></text:p>
      <text:p text:style-name="P30">- <text:span text:style-name="T7">None! </text:span><text:span text:style-name="T152">(</text:span><text:span text:style-name="T153">yes!</text:span><text:span text:style-name="T152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6"> </text:span><text:span text:style-name="T134">(red means not ready)</text:span><text:span text:style-name="T186">.</text:span></text:p>
      <text:p text:style-name="P34"><text:span text:style-name="T65"><text:tab/>Cooldown</text:span><text:span text:style-name="T260"> countdown </text:span><text:span text:style-name="T65">starts </text:span><text:span text:style-name="T66">red</text:span><text:span text:style-name="T260"> and </text:span><text:span text:style-name="T273">evolves to </text:span><text:span text:style-name="T65">turn black</text:span><text:span text:style-name="T260"> when </text:span><text:span text:style-name="T65">countdown is over</text:span><text:span text:style-name="T260">.</text:span></text:p>
      <text:p text:style-name="P33"><text:tab/><text:span text:style-name="T46">No HP shown on screen </text:span><text:span text:style-name="T207">(</text:span><text:span text:style-name="T208">we’ll eventually show that also with the outline turning blue</text:span><text:span text:style-name="T207">)</text:span><text:span text:style-name="T234">.</text:span></text:p>
      <text:p text:style-name="P33"><text:tab/><text:span text:style-name="T75">When hit, the Alien flashes white</text:span><text:span text:style-name="T275">.</text:span></text:p>
      <text:p text:style-name="P21"><text:tab/>Each <text:span text:style-name="T26">skill</text:span><text:span text:style-name="T8"> has </text:span><text:span text:style-name="T37">its own</text:span><text:span text:style-name="T8"> cooldown</text:span> (<text:span text:style-name="T162">duration</text:span> depending on the <text:span text:style-name="T179">skill</text:span>).</text:p>
      <text:p text:style-name="P5">Enemies</text:p>
      <text:p text:style-name="P3"/>
      <text:p text:style-name="P42"><text:tab/><text:span text:style-name="T180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80"> (</text:span><text:span text:style-name="T215">slow </text:span><text:span text:style-name="T180">medium ranged explosives </text:span><text:span text:style-name="T186">with small effect area</text:span><text:span text:style-name="T180">):</text:span></text:p>
      <text:p text:style-name="P42"><text:tab/><text:span text:style-name="T215">Alien loses </text:span><text:span text:style-name="T49">1</text:span><text:span text:style-name="T28">00 </text:span><text:span text:style-name="T36">HP</text:span><text:span text:style-name="T215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80"> (</text:span><text:span text:style-name="T215">quick s</text:span><text:span text:style-name="T212">hort </text:span><text:span text:style-name="T180">ranged </text:span><text:span text:style-name="T272">projectile</text:span><text:span text:style-name="T180">).</text:span></text:p>
      <text:p text:style-name="P43"><text:tab/><text:span text:style-name="T215">Alien loses </text:span><text:span text:style-name="T49">5</text:span><text:span text:style-name="T42">0</text:span><text:span text:style-name="T28"> </text:span><text:span text:style-name="T36">HP</text:span><text:span text:style-name="T215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80"> (</text:span><text:span text:style-name="T215">very quick </text:span><text:span text:style-name="T194">hand to hand</text:span><text:span text:style-name="T180"> attack).</text:span></text:p>
      <text:p text:style-name="P43"><text:tab/><text:span text:style-name="T215">Alien loses </text:span><text:span text:style-name="T49">25</text:span><text:span text:style-name="T28"> </text:span><text:span text:style-name="T36">HP</text:span><text:span text:style-name="T215"> when hit.</text:span></text:p>
      <text:p text:style-name="P43"/>
      <text:p text:style-name="P44">- <text:span text:style-name="T44">Crying </text:span><text:span text:style-name="T23">Kids</text:span><text:span text:style-name="T188"> </text:span><text:span text:style-name="T227">run randomly then stop to cry</text:span><text:span text:style-name="T188">. </text:span><text:span text:style-name="T227">If the Alien is close enough, kick him. </text:span><text:span text:style-name="T231">Resume routine.</text:span></text:p>
      <text:p text:style-name="P44"><text:tab/><text:span text:style-name="T215">Alien loses </text:span><text:span text:style-name="T49">75</text:span><text:span text:style-name="T28"> </text:span><text:span text:style-name="T36">HP</text:span><text:span text:style-name="T215"> </text:span><text:span text:style-name="T231">when hit</text:span><text:span text:style-name="T216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6"> (</text:span><text:span text:style-name="T215">slow </text:span><text:span text:style-name="T186">long range attacks with large effect area). </text:span><text:span text:style-name="T231">Wandering, then vomiting somewhere there space for the puddle, then resuming… The vomit puddle generate an area that everybody’s running away from.</text:span></text:p>
      <text:p text:style-name="P44"><text:tab/><text:span text:style-name="T215">Alien loses </text:span><text:span text:style-name="T28">5</text:span><text:span text:style-name="T42">0</text:span><text:span text:style-name="T28"> </text:span><text:span text:style-name="T36">HP per second</text:span><text:span text:style-name="T215"> when walking in the vomit puddle until exiting it. </text:span><text:span text:style-name="T216">He also takes decreasing damages</text:span><text:span text:style-name="T231"> </text:span><text:span text:style-name="T216">for up to 2 seconds </text:span><text:span text:style-name="T231">(</text:span><text:span text:style-name="T45">25HP </text:span><text:span text:style-name="T49">the first second</text:span><text:span text:style-name="T45">, then 10HP</text:span><text:span text:style-name="T231">) </text:span><text:span text:style-name="T216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81">(see </text:span><text:span text:style-name="T284">*1</text:span><text:span text:style-name="T283"> </text:span><text:span text:style-name="T281">below)</text:span><text:span text:style-name="T210"> </text:span><text:span text:style-name="T142">walk</text:span><text:span text:style-name="T87">ing randomly.</text:span> <text:span text:style-name="T237">When </text:span><text:span text:style-name="T181">close </text:span><text:span text:style-name="T237">enough </text:span><text:span text:style-name="T181">to the Alien </text:span><text:span text:style-name="T237">and kids involved in the fight,</text:span><text:span text:style-name="T181"> </text:span><text:span text:style-name="T237">starts running to </text:span>try to stop the mess <text:span text:style-name="T181">(</text:span><text:span text:style-name="T231">she</text:span><text:span text:style-name="T182"> </text:span><text:span text:style-name="T231">is an</text:span><text:span text:style-name="T182"> </text:span><text:span text:style-name="T181">obstacle: run</text:span><text:span text:style-name="T182">ning</text:span><text:span text:style-name="T181"> then stop</text:span><text:span text:style-name="T182">ping,</text:span><text:span text:style-name="T181"> trying to calm things down </text:span><text:span text:style-name="T221">staying between kid</text:span><text:span text:style-name="T231">s</text:span><text:span text:style-name="T221"> and Alien </text:span><text:span text:style-name="T181">then </text:span><text:span text:style-name="T219">going away and </text:span><text:span text:style-name="T221">finally </text:span><text:span text:style-name="T181">resum</text:span><text:span text:style-name="T221">ing</text:span><text:span text:style-name="T181">… </text:span><text:span text:style-name="T199">I don’t know if she should give up and go away for a while if a never ending fight happens </text:span><text:span text:style-name="T206">as it will for sure</text:span><text:span text:style-name="T181">).</text:span></text:p>
      <text:p text:style-name="P42"/>
      <text:p text:style-name="P50">----------</text:p>
      <text:p text:style-name="P42"/>
      <text:p text:style-name="P55">About “IA”, above is a very <text:span text:style-name="T280">basic</text:span> description of the enemy behaviors. In the Pac-Man game, one ghost aims at Pac-Man, another aims ahead of Pac-Man, the third has a random behavior and the fourth ghost tries <text:span text:style-name="T280">to reach Pac-Man when close enough</text:span>. <text:span text:style-name="T280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6">Technically</text:p>
      <text:p text:style-name="P75"/>
      <text:p text:style-name="P77"><text:span text:style-name="T174"><text:tab/></text:span><text:span text:style-name="T79">Animations at </text:span><text:span text:style-name="T80">3</text:span><text:span text:style-name="T79">s</text:span><text:span text:style-name="T228"> </text:span><text:span text:style-name="T229">(</text:span><text:span text:style-name="T230">just like Domestique Baston</text:span><text:span text:style-name="T229">).</text:span></text:p>
      <text:p text:style-name="P36"/>
      <text:p text:style-name="P35"><text:tab/><text:span text:style-name="T195">Every game </text:span><text:span text:style-name="T196">starts from a random point in the area</text:span><text:span text:style-name="T195">. Spawning points could possibly be established before hand. </text:span><text:span text:style-name="T209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6"> </text:span><text:span text:style-name="T238">and</text:span><text:span text:style-name="T191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4">and </text:span><text:span text:style-name="T33">Enemies</text:span><text:span text:style-name="T194"> </text:span><text:span text:style-name="T214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9"/>
      <text:p text:style-name="P18"><text:span text:style-name="T106"><text:tab/></text:span><text:span text:style-name="T131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32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27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6"><text:tab/></text:span><text:span text:style-name="T26">8 move </text:span><text:span text:style-name="T52">(run – vomiting and crying kids are walking) </text:span><text:span text:style-name="T26">directions</text:span></text:p>
      <text:p text:style-name="P79"><text:tab/>8 attack directions</text:p>
      <text:p text:style-name="P79"><text:tab/>8 Idle directions</text:p>
      <text:p text:style-name="P78"><text:span text:style-name="T5"><text:tab/>8 </text:span><text:span text:style-name="T81">waving</text:span><text:span text:style-name="T5"> directions </text:span><text:span text:style-name="T111">(when two kids face each other, they </text:span><text:span text:style-name="T112">forget about the Alien and </text:span><text:span text:style-name="T111">stop </text:span><text:span text:style-name="T112">running</text:span><text:span text:style-name="T111"> then wave at each other </text:span><text:span text:style-name="T112">for a couple of seconds </text:span><text:span text:style-name="T111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5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50"><text:tab/></text:span><text:span text:style-name="T74">8 Idle directions</text:span></text:p>
      <text:p text:style-name="P22"><text:span text:style-name="T140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71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8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8">(run randomly then stop then resume… Until they detect the Alien and then follow him to throw projectile at him).</text:span></text:p>
      <text:p text:style-name="P47"><text:span text:style-name="T16"><text:tab/></text:span><text:span text:style-name="T129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8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9"><text:tab/><text:tab/></text:span><text:span text:style-name="T22">Vomiting </text:span><text:span text:style-name="T23">K</text:span><text:span text:style-name="T22">ids </text:span><text:span text:style-name="T158">(walk randomly then stop to vomit then resume).</text:span></text:p>
      <text:p text:style-name="P47"><text:span text:style-name="T22"><text:tab/><text:tab/></text:span><text:span text:style-name="T47">Crying Kids</text:span><text:span text:style-name="T159"> </text:span><text:span text:style-name="T158">(run randomly then stop to cry </text:span><text:span text:style-name="T160">for 3 to 5 seconds </text:span><text:span text:style-name="T158">and resume… Until the Alien is detected and then try to reach him for a good kicking session </text:span><text:span text:style-name="T160">then resume…</text:span><text:span text:style-name="T158">)</text:span></text:p>
      <text:p text:style-name="P49"><text:span text:style-name="T22"><text:tab/></text:span><text:span text:style-name="T144"><text:tab/></text:span><text:span text:style-name="T17">T</text:span><text:span text:style-name="T26">eacher</text:span><text:span text:style-name="T127"> </text:span><text:span text:style-name="T158">(Stays where she is then runs somewhere else then resume… Until she detects a fight between kids and the Alien </text:span><text:span text:style-name="T161">and tries to take place between kids and the Alien – </text:span><text:span text:style-name="T281">(see </text:span><text:span text:style-name="T282">*1</text:span><text:span text:style-name="T283"> </text:span><text:span text:style-name="T281">above)</text:span><text:span text:style-name="T158">)</text:span></text:p>
      <text:p text:style-name="P57"/>
      <text:p text:style-name="P46"><text:tab/><text:span text:style-name="T253">The </text:span><text:span text:style-name="T62">game starts</text:span><text:span text:style-name="T253"> with </text:span><text:span text:style-name="T62">1 </text:span><text:span text:style-name="T63">T</text:span><text:span text:style-name="T62">eacher</text:span><text:span text:style-name="T154"> </text:span><text:span text:style-name="T155">(only 1 per game)</text:span><text:span text:style-name="T253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53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53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53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53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53">:</text:span></text:p>
      <text:p text:style-name="P46"><text:tab/><text:tab/><text:span text:style-name="T254">Spitting Kid: </text:span><text:span text:style-name="T63">30%</text:span></text:p>
      <text:p text:style-name="P46"><text:tab/><text:tab/><text:span text:style-name="T254">Kid with Stick: </text:span><text:span text:style-name="T63">40%</text:span></text:p>
      <text:p text:style-name="P46"><text:tab/><text:tab/><text:span text:style-name="T253">Throwing Booger Kid: </text:span><text:span text:style-name="T63">10%</text:span></text:p>
      <text:p text:style-name="P46"><text:span text:style-name="T253"><text:tab/><text:tab/>Crying Kid: </text:span><text:span text:style-name="T63">10%</text:span></text:p>
      <text:p text:style-name="P46"><text:span text:style-name="T253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7"/>
      <text:p text:style-name="P58"><text:span text:style-name="T192"><text:tab/></text:span><text:span text:style-name="T32">Enemies detection colliders will have a somewhat random size</text:span><text:span text:style-name="T220">.</text:span></text:p>
      <text:p text:style-name="P64"/>
      <text:p text:style-name="P61"><text:span text:style-name="T220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9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55">.</text:span></text:p>
      <text:p text:style-name="P61"/>
      <text:p text:style-name="P62"><text:span text:style-name="T239"><text:tab/></text:span><text:span text:style-name="T60">Kids don’t wave while fighting.</text:span></text:p>
      <text:p text:style-name="P58"/>
      <text:p text:style-name="P58"><text:soft-page-break/><text:tab/><text:span text:style-name="T41">Kids are slower than </text:span><text:span text:style-name="T51">the </text:span><text:span text:style-name="T41">Alien</text:span><text:span text:style-name="T222"> and </text:span><text:span text:style-name="T236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22">.</text:span></text:p>
      <text:p text:style-name="P58"/>
      <text:p text:style-name="P60"><text:tab/><text:span text:style-name="T240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6">(they avoid those things)</text:span><text:span text:style-name="T54">!</text:span></text:p>
      <text:p text:style-name="P60"/>
      <text:p text:style-name="P60"><text:span text:style-name="T200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8"/>
      <text:p text:style-name="P81"><text:tab/>Kids with Sticks have 4 colliders:</text:p>
      <text:p text:style-name="P66"><text:span text:style-name="T68"><text:tab/><text:tab/></text:span><text:span text:style-name="T54">1 obstacle collider</text:span><text:span text:style-name="T240"> (for background, vomit, </text:span><text:span text:style-name="T256">other </text:span><text:span text:style-name="T240">kids, teacher and Alien).</text:span></text:p>
      <text:p text:style-name="P66"><text:tab/><text:tab/><text:span text:style-name="T54">1 Alien detection collider</text:span><text:span text:style-name="T240">.</text:span></text:p>
      <text:p text:style-name="P66"><text:tab/><text:tab/><text:span text:style-name="T54">1 waving collider</text:span><text:span text:style-name="T240">.</text:span></text:p>
      <text:p text:style-name="P66"><text:tab/><text:tab/><text:span text:style-name="T68">1 attack collider</text:span><text:span text:style-name="T272">.</text:span></text:p>
      <text:p text:style-name="P66"/>
      <text:p text:style-name="P66"><text:span text:style-name="T272"><text:tab/></text:span><text:span text:style-name="T68">Spitting Kids have 4 colliders:</text:span></text:p>
      <text:p text:style-name="P66"><text:span text:style-name="T68"><text:tab/><text:tab/></text:span><text:span text:style-name="T54">1 obstacle collider</text:span><text:span text:style-name="T240"> (for background, vomit, </text:span><text:span text:style-name="T256">other </text:span><text:span text:style-name="T240">kids, teacher and Alien).</text:span></text:p>
      <text:p text:style-name="P66"><text:tab/><text:tab/><text:span text:style-name="T54">1 Alien detection collider</text:span><text:span text:style-name="T240">.</text:span></text:p>
      <text:p text:style-name="P66"><text:tab/><text:tab/><text:span text:style-name="T54">1 waving collider</text:span><text:span text:style-name="T240">.</text:span></text:p>
      <text:p text:style-name="P66"><text:span text:style-name="T272"><text:tab/><text:tab/></text:span><text:span text:style-name="T68">1 emitter point for their projectiles</text:span><text:span text:style-name="T272">.</text:span></text:p>
      <text:p text:style-name="P66"/>
      <text:p text:style-name="P66"><text:tab/><text:span text:style-name="T68">Throwing Booger Kids have 4 colliders:</text:span></text:p>
      <text:p text:style-name="P66"><text:span text:style-name="T68"><text:tab/><text:tab/></text:span><text:span text:style-name="T54">1 obstacle collider</text:span><text:span text:style-name="T240"> (for background, vomit, </text:span><text:span text:style-name="T256">other </text:span><text:span text:style-name="T240">kids, teacher and Alien).</text:span></text:p>
      <text:p text:style-name="P66"><text:tab/><text:tab/><text:span text:style-name="T54">1 Alien detection collider</text:span><text:span text:style-name="T240">.</text:span></text:p>
      <text:p text:style-name="P66"><text:tab/><text:tab/><text:span text:style-name="T54">1 waving collider</text:span><text:span text:style-name="T240">.</text:span></text:p>
      <text:p text:style-name="P66"><text:span text:style-name="T272"><text:tab/><text:tab/></text:span><text:span text:style-name="T68">1 emitter point for their projectiles</text:span><text:span text:style-name="T272">.</text:span></text:p>
      <text:p text:style-name="P66"/>
      <text:p text:style-name="P67"><text:tab/><text:span text:style-name="T69">Vomiting</text:span><text:span text:style-name="T68"> Kids have </text:span><text:span text:style-name="T70">2</text:span><text:span text:style-name="T68"> colliders:</text:span></text:p>
      <text:p text:style-name="P67"><text:span text:style-name="T68"><text:tab/><text:tab/></text:span><text:span text:style-name="T54">1 obstacle collider</text:span><text:span text:style-name="T240"> (for background, vomit, </text:span><text:span text:style-name="T256">other </text:span><text:span text:style-name="T240">kids, teacher and Alien).</text:span></text:p>
      <text:p text:style-name="P67"><text:tab/><text:tab/><text:span text:style-name="T69">1</text:span><text:span text:style-name="T58"> collider</text:span><text:span text:style-name="T251"> to </text:span><text:span text:style-name="T58">never unleash a vomit puddle that intersects with the background </text:span><text:span text:style-name="T67">colliders</text:span><text:span text:style-name="T272">.</text:span></text:p>
      <text:p text:style-name="P67"/>
      <text:p text:style-name="P67"><text:span text:style-name="T272"><text:tab/></text:span><text:span text:style-name="T69">Crying</text:span><text:span text:style-name="T68"> Kids have </text:span><text:span text:style-name="T69">5 </text:span><text:span text:style-name="T68">colliders:</text:span></text:p>
      <text:p text:style-name="P67"><text:span text:style-name="T68"><text:tab/><text:tab/></text:span><text:span text:style-name="T54">1 obstacle collider</text:span><text:span text:style-name="T240"> (for background, vomit, </text:span><text:span text:style-name="T256">other </text:span><text:span text:style-name="T240">kids, teacher and Alien).</text:span></text:p>
      <text:p text:style-name="P67"><text:tab/><text:tab/><text:span text:style-name="T69">1 c</text:span><text:span text:style-name="T58">ollider to detect if they are close enough to the Alien to start kicking him.</text:span></text:p>
      <text:p text:style-name="P67"><text:tab/><text:tab/><text:span text:style-name="T54">1 waving collider</text:span><text:span text:style-name="T240">.</text:span></text:p>
      <text:p text:style-name="P67"><text:span text:style-name="T272"><text:tab/><text:tab/></text:span><text:span text:style-name="T69">1 attack </text:span><text:span text:style-name="T67">collider</text:span><text:span text:style-name="T272">.</text:span></text:p>
      <text:p text:style-name="P59"/>
      <text:p text:style-name="P59"><text:tab/><text:span text:style-name="T55">The </text:span><text:span text:style-name="T70">T</text:span><text:span text:style-name="T55">eacher has 2 colliders:</text:span></text:p>
      <text:p text:style-name="P60"><text:soft-page-break/><text:tab/><text:tab/><text:span text:style-name="T54">1 obstacle collider</text:span><text:span text:style-name="T240"> (for background, vomit, kids and the Alien).</text:span></text:p>
      <text:p text:style-name="P60"><text:span text:style-name="T240"><text:tab/><text:tab/></text:span><text:span text:style-name="T54">1 </text:span><text:span text:style-name="T56">fight </text:span><text:span text:style-name="T54">detection collider </text:span><text:span text:style-name="T67">(!)</text:span><text:span text:style-name="T240">.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40">(for background, kids </text:span><text:span text:style-name="T241">and</text:span><text:span text:style-name="T240"> the teacher).</text:span></text:p>
      <text:p text:style-name="P60"><text:tab/><text:tab/><text:span text:style-name="T55">1 “get hit” collider</text:span><text:span text:style-name="T241">.</text:span></text:p>
      <text:p text:style-name="P9">Shaders</text:p>
      <text:p text:style-name="P11"/>
      <text:p text:style-name="P12"><text:tab/><text:span text:style-name="T108">The game overlay </text:span><text:span text:style-name="T278">(</text:span><text:span text:style-name="T277">Game_Overlay_1</text:span><text:span text:style-name="T278">(</text:span><text:span text:style-name="T277">or 2 or 3</text:span><text:span text:style-name="T278">)</text:span><text:span text:style-name="T277">.</text:span><text:span text:style-name="T278">tscn</text:span><text:span text:style-name="T277">)</text:span><text:span text:style-name="T108"> is </text:span><text:span text:style-name="T8">randomly</text:span><text:span text:style-name="T108"> selected before the game starts.</text:span></text:p>
      <text:p text:style-name="P12"/>
      <text:p text:style-name="P13"><text:span text:style-name="T108"><text:tab/></text:span><text:span text:style-name="T124">If time comes, </text:span><text:span text:style-name="T279">Shutdown_Overlay.tscn</text:span><text:span text:style-name="T124"> is inserted </text:span><text:span text:style-name="T76">between</text:span><text:span text:style-name="T124"> the </text:span><text:span text:style-name="T76">game</text:span><text:span text:style-name="T124"> and </text:span><text:span text:style-name="T277">Game_Overlay_1</text:span><text:span text:style-name="T278">(</text:span><text:span text:style-name="T277">or 2 or 3</text:span><text:span text:style-name="T278">)</text:span><text:span text:style-name="T277">.</text:span><text:span text:style-name="T278">tscn</text:span><text:span text:style-name="T123"> </text:span><text:span text:style-name="T77">AND </text:span><text:span text:style-name="T78">shader </text:span><text:span text:style-name="T77">values are reset instantly</text:span><text:span text:style-name="T211"> (or in the first 2 frames of the shutdown overlay animation, we’ll test that)</text:span><text:span text:style-name="T125">.</text:span></text:p>
      <text:p text:style-name="P4">Options</text:p>
      <text:p text:style-name="P41"/>
      <text:p text:style-name="P53"><text:tab/><text:span text:style-name="T213">Adding 1</text:span><text:span text:style-name="T137"> </text:span><text:span text:style-name="T132">more </text:span><text:span text:style-name="T137">difficulty mode </text:span><text:span text:style-name="T130">to the normal one</text:span><text:span text:style-name="T137">: </text:span><text:span text:style-name="T95">Super Hyper Mega </text:span><text:span text:style-name="T96">Hardcore</text:span><text:span text:style-name="T137"> (more enemies moving and attacking quickly, nerfed Alien skills, slower Alien, </text:span><text:span text:style-name="T133">enemies dealing more damages</text:span><text:span text:style-name="T137">).</text:span></text:p>
      <text:p text:style-name="P52"><text:span text:style-name="T137"><text:tab/></text:span><text:span text:style-name="T138">Up to 4 </text:span><text:span text:style-name="T139">Alien</text:span><text:span text:style-name="T131">s</text:span><text:span text:style-name="T138"> simultaneously </text:span><text:span text:style-name="T141">(bigger map)</text:span><text:span text:style-name="T138">.</text:span></text:p>
      <text:p text:style-name="P54"><text:span text:style-name="T87"><text:tab/></text:span><text:span text:style-name="T130">O</text:span><text:span text:style-name="T87">nline mode.</text:span></text:p>
      <text:p text:style-name="P54"><text:span text:style-name="T106"><text:tab/></text:span><text:span text:style-name="T179">Adding new Alien</text:span><text:span text:style-name="T226">s</text:span><text:span text:style-name="T179"> </text:span><text:span text:style-name="T213">(</text:span><text:span text:style-name="T190">with new skills</text:span><text:span text:style-name="T213">)</text:span><text:span text:style-name="T190"> </text:span><text:span text:style-name="T179">would be great.</text:span></text:p>
      <text:p text:style-name="P51"><text:tab/><text:span text:style-name="T179">Adding new </text:span>enemies<text:span text:style-name="T179"> </text:span><text:span text:style-name="T213">(with new behaviors) </text:span><text:span text:style-name="T179">would be great </text:span>too<text:span text:style-name="T179">.</text:span></text:p>
      <text:p text:style-name="P51"><text:tab/><text:span text:style-name="T233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2"><text:span text:style-name="T244">Assets from </text:span><text:a xlink:type="simple" xlink:href="http://animallogic.com/alab/" text:style-name="Internet_20_link" text:visited-style-name="Visited_20_Internet_20_Link">Animallogic</text:a></text:p>
      <text:p text:style-name="P72"><text:span text:style-name="T247">Fonts</text:span><text:span text:style-name="T244"> from </text:span><text:a xlink:type="simple" xlink:href="http://www.iconian.com/" text:style-name="Internet_20_link" text:visited-style-name="Visited_20_Internet_20_Link">Iconian Fonts</text:a></text:p>
      <text:p text:style-name="P85"><text:span text:style-name="T117">Sound</text:span><text:span text:style-name="T118">s</text:span><text:span text:style-name="T117"> from </text:span><text:a xlink:type="simple" xlink:href="http://www.mixkit.co/" text:style-name="Internet_20_link" text:visited-style-name="Visited_20_Internet_20_Link">Mixkit.co</text:a><text:span text:style-name="T117">, </text:span><text:a xlink:type="simple" xlink:href="http://freesound.org/" text:style-name="Internet_20_link" text:visited-style-name="Visited_20_Internet_20_Link">Freesound.org</text:a><text:span text:style-name="T119">, </text:span><text:a xlink:type="simple" xlink:href="http://www.quicksounds.com/" text:style-name="Internet_20_link" text:visited-style-name="Visited_20_Internet_20_Link"><text:span text:style-name="T250">Quicksounds.com</text:span></text:a></text:p>
      <text:p text:style-name="P82"><text:span text:style-name="T114">Video shaders by </text:span><text:a xlink:type="simple" xlink:href="http://twitter.com/ahopness/" text:style-name="Internet_20_link" text:visited-style-name="Visited_20_Internet_20_Link">Ahopness</text:a><text:span text:style-name="T114"> </text:span><text:span text:style-name="T116">(original shaders by: </text:span><text:span text:style-name="T156">Timothy Lottes, Keijiro, Ehj1, FMS_Cat),</text:span><text:span text:style-name="T113"> </text:span><text:a xlink:type="simple" xlink:href="http://godotshaders.com/author/arlez80/" text:style-name="Internet_20_link" text:visited-style-name="Visited_20_Internet_20_Link">Yui Kinomoto</text:a><text:span text:style-name="T113">, </text:span><text:a xlink:type="simple" xlink:href="http://godotshaders.com/author/pend00/" text:style-name="Internet_20_link" text:visited-style-name="Visited_20_Internet_20_Link"><text:span text:style-name="T249">Peter Höglund</text:span></text:a></text:p>
      <text:p text:style-name="P84"><text:a xlink:type="simple" xlink:href="http://www.youtube.com/@Gdquest" text:style-name="Internet_20_link" text:visited-style-name="Visited_20_Internet_20_Link"><text:span text:style-name="T285">S</text:span></text:a><text:span text:style-name="T285">tuff from </text:span><text:a xlink:type="simple" xlink:href="http://www.youtube.com/@PlayWithFurcifer" text:style-name="Internet_20_link" text:visited-style-name="Visited_20_Internet_20_Link"><text:span text:style-name="T287">PlayithFurcifer</text:span></text:a><text:span text:style-name="T285">, </text:span><text:a xlink:type="simple" xlink:href="http://www.youtube.com/@jontopielski6227" text:style-name="Internet_20_link" text:visited-style-name="Visited_20_Internet_20_Link"><text:span text:style-name="T286">Jon Topielski</text:span></text:a><text:span text:style-name="T286">, </text:span></text:p>
      <text:p text:style-name="P83"/>
      <text:p text:style-name="P65">Did we forget something/<text:span text:style-name="T248">someone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1:01:05.281000000</meta:creation-date>
    <dc:date>2023-07-27T18:52:30.825296747</dc:date>
    <meta:editing-duration>PT9H48M43S</meta:editing-duration>
    <meta:editing-cycles>112</meta:editing-cycles>
    <meta:generator>LibreOffice/7.3.7.2$Linux_X86_64 LibreOffice_project/30$Build-2</meta:generator>
    <meta:document-statistic meta:table-count="0" meta:image-count="0" meta:object-count="0" meta:page-count="12" meta:paragraph-count="147" meta:word-count="1840" meta:character-count="10879" meta:non-whitespace-character-count="9028"/>
  </office:meta>
</office:document-meta>
</file>